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eal 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COUNTIF([.$A1:.$B618];0)/2"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UNTIF([.$A1:.$B618];1)/2" office:value-type="float" office:value="48">
            <text:p>4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UNTIF([.$A1:.$B618];2)/2" office:value-type="float" office:value="82">
            <text:p>8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COUNTIF([.$A1:.$B618];3)/2" office:value-type="float" office:value="41">
            <text:p>4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COUNTIF([.$A1:.$B618];4)/2"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formula="of:=COUNTIF([.$A1:.$B618];6)/2"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COUNTIF([.$A1:.$B618];7)/2"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formula="of:=COUNTIF([.$A1:.$B618];9)/2"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6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13.01.2020</text:date>, <text:time>23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3M2S</meta:editing-duration>
    <meta:editing-cycles>4</meta:editing-cycles>
    <meta:generator>OpenOffice/4.1.3$Win32 OpenOffice.org_project/413m1$Build-9783</meta:generator>
    <dc:date>2020-01-13T23:27:10.82</dc:date>
    <meta:document-statistic meta:table-count="3" meta:cell-count="1358" meta:object-count="0"/>
    <meta:user-defined meta:name="Info 1"/>
    <meta:user-defined meta:name="Info 2"/>
    <meta:user-defined meta:name="Info 3"/>
    <meta:user-defined meta:name="Info 4"/>
  </office:meta>
</office:document-meta>
</file>